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長いイベントが続きます。　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 long event is about to begin. Save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では、白カラットと青カラット、そして死神は
　魔界へと消えていったわけ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つまり、残る敵勢力は赤カラッ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絶の姫君のみになり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と序盤の状態に戻った感じ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喜ばしいこと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あの魔力の大渦はいったい何
な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て、時空のひずみをうまく安定させられ
なかったん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！？　じゃあ、この世界が呑み込まれ
ちゃうじゃ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呑み込まれません。　時空の安定化には
成功し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いった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はもともと、偶然生まれた時空のひずみ
を抑える目的で建設されたも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同時に、人間界と魔界をつなぐトンネルの
役割も果たして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が、魔界門にはさらにもう1つ、重大な
役割があった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聞いてない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なにぶん、古い文献ばかりなので、魔界門に
　関しての記述があちこちに散らばってしまって
　いるの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あなた方が魔界門の破壊へと出発した後も
　私は煉絶の姫君や魔界に関する情報を
　集めてい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そして、魔界門が持つ3つ目の役割を知った
　の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な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浸透の抑制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なにな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ちょい分かりやすくオナシャス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簡単に説明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には魔力が満ちあふれ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方、人間界には魔力がほとんど存在
し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2つの世界がつながった場合、魔力浸透
という現象が起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魔力濃度の高い空間から低い空間へ
魔力が流れ込むことを言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魔界門を通じて魔界から人間界へ
魔力があふれ出てくるということ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大渦は、人間界へあふれ出てきた魔力
というわけ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、1つ解せ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を破壊したことによって人間界と魔界は
切り離されたはず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も魔力浸透が起こる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通常はありえ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そらくあの魔力の大渦は、時空の狭間に
蓄積していたものだと思われ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間界は長い年月の間、魔界門によって
魔力浸透を防いでき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間、本来人間界へ流れ込んでくるはずの
魔力は、人間界と魔界の間に存在する
狭間の位相に蓄積していたものと考えられ
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溜まりに溜まった魔力が、一気に人間界へ
流れこんできて、あんな激しい大渦に
なってる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聞くまでもないと思うけど、あれってヤバい
状況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ええ、緊急事態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魔族や魔物の力の根源は魔力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あのまま大量の魔力が人間界へ流れ続けて
　いけば、魔物はより狂暴になり、通常の生物
　も皆、瘴魔状態に陥ってしまうで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早急に食い止めなければなり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方法はある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のように、魔力浸透を抑制する何かを
用いて塞ぎとめるしかない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先の作戦で魔界門が粉砕してしまった
以上、そのメカニズムを解き明かすのは
不可能か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もしくは、時空の知識が豊富なたこやき君
　なら、何かいい知恵を持っているのでは
　ないか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ン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工的に作り出したワームホールを
閉塞させるのなら、開ける時と逆の手順を
踏めばできる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然発生した時空トンネルを閉じるのは
無理だと思う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仮にできたとしても、そのシワ寄せで別の
箇所に穴が空いちゃうと思う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ふむう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どうす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会議中、失礼します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速報です！　高い魔力反応を示す個体を
　魔力探知装置が捉えまし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魔界門があった位置へと向かっていったとの
　ことです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を企んでるんだろ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の異常を感じ取って、確認に向かって
いると考えるのが妥当か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、魔界門が壊されたことを知ったら
怒って襲ってくる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可能性は無いとは言えませんが、死神という
　強大な戦力を削がれた今、むやみに特攻
　してくるとは考えにくいです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ちょっと気になっ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で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達も魔族ならば、時空の狭間から
あふれる膨大な魔力で、ものすごく強く
なっちゃったりするん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のすご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あー・・・テス・・・テス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声出てる？　OK？　え、もう流れてるっぽ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絶の姫君の声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で声を増幅しているよう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はここに宣言す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絶大な魔力により、大地はやがて
魔物に埋め尽くされ、お前たち人間の安息の
地は失われるであろ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時こそ、煉絶の姫君カラットによる
人間界征服の野望は果たされる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聞こえているか、熾天少女たち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はやお前たちに希望はない！　この世界は
我のもの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恐怖に震えながら、その時を待つがい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ははははははははは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完全に勝ち誇ってる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の狭間からあふれ出た魔力で強力な
力を得たん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厄介なことにな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本人は元が弱いですから、大して
脅威にはならないとしても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のヴィスティとブロンシュの力が大幅に
アップしていると思われ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私がもっと早く魔界門の真相に辿り着いて
　いれば、みなさんに魔界門を壊させることも
　なかったというのに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本当に申し訳ありません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を壊さないでいれば、また死神みたい
なのが入って来てたんでしょうし、それは
それで問題ですから、結果として魔界門を
壊したのは正解だと思いま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事なのは、これからどうするか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る敵は赤カラット達だけなんだし、きっと
なんとかなる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すね。　一致団結してこの状況を打開
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具体的にはどうすれば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突撃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作戦会議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体力の温存に一票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決めゼリフを考えよう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偵察をすべきと判断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まずは一致団結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、ここにおったのか。　探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・・・え！？　ひ、姫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姫様がここに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ガウラや神官が血相を変えて城を飛び出して
行ってしまったおかげで、ワラワも公務どころ
ではなくなってしまって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状況の視察がてら、側近に付き添って
もらいながら渡航してきたの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き、危険です！　ここはヤツらの旧拠点や
　魔界門があった場所です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すぐにお戻りくださ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を申してお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や熾天少女がいない城のほうが
よほど危険ではない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む・・・それは・・・確かにそうかもしれま
 せぬ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、この街へ来る途中に煉絶の姫君の
声を聞い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刻の猶予も無いのであろう？　ならば、
もはやどこに居ても同じ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国の責任ある立場に存する者として、
せめて陣頭指揮の手伝いくらいはさせて
くれぬ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こまでおっしゃるのなら、分かり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ただし、どうか危険な行動だけはお控え
　くださるよう、お願い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　物分かりが良くてよろ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。　それでは、魔界門を破壊した
ことによって、時空の狭間に蓄えられていた
膨大な魔力が一気に人間界へあふれ出て
きたというわけ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敵は現在、その魔力を利用して
多数の強力な魔物を地上に送り出そうと
し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加えて、自身も大きな力を得ていると
考えられ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狭間からあふれる魔力は、時間の経過と共に
その量を増していく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急に決着を付ける必要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やっぱり突撃しかないじゃ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間的余裕が無い今、確かにはむこの言う
とおり、一気に攻め落とさないとだめ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狭間から魔力をせき止める方法は、後で
考え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何より、煉絶の姫君を打ち倒すのが
先決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、決断を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計画で突き進むのは性に合わないが、
状況が状況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乗り込むぞ。　ヤツらの元へ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りょ、了解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08T16:13:45+02:00</meta:creation-date>
    <dc:date>2020-05-08T16:13:4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